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color="#ce181e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Standard" style:list-style-name="L1"/>
    <style:style style:name="P9" style:family="paragraph" style:parent-style-name="Standard" style:list-style-name="L2">
      <style:text-properties fo:color="#0000cc" fo:font-weight="bold" style:font-weight-asian="bold" style:font-weight-complex="bold"/>
    </style:style>
    <style:style style:name="P10" style:family="paragraph" style:parent-style-name="Standard" style:list-style-name="L4">
      <style:text-properties fo:color="#0000cc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L7">
      <style:text-properties fo:color="#0000cc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 style:list-style-name="L10">
      <style:text-properties fo:color="#0000cc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2">
      <style:text-properties fo:font-weight="bold" style:font-weight-asian="bold" style:font-weight-complex="bold"/>
    </style:style>
    <style:style style:name="P14" style:family="paragraph" style:parent-style-name="Standard" style:list-style-name="L3">
      <style:text-properties fo:font-weight="bold" style:font-weight-asian="bold" style:font-weight-complex="bold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color="#0000ff"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18" style:family="paragraph" style:parent-style-name="Standard" style:list-style-name="L5">
      <style:text-properties fo:font-size="12pt" fo:font-weight="normal" style:font-size-asian="10.5pt" style:font-weight-asian="normal" style:font-size-complex="12pt" style:font-weight-complex="normal"/>
    </style:style>
    <style:style style:name="P19" style:family="paragraph" style:parent-style-name="Standard" style:list-style-name="L6">
      <style:text-properties fo:font-size="12pt" fo:font-weight="normal" style:font-size-asian="10.5pt" style:font-weight-asian="normal" style:font-size-complex="12pt" style:font-weight-complex="normal"/>
    </style:style>
    <style:style style:name="P20" style:family="paragraph" style:parent-style-name="Standard" style:list-style-name="L8">
      <style:text-properties fo:font-size="12pt" fo:font-weight="normal" style:font-size-asian="10.5pt" style:font-weight-asian="normal" style:font-size-complex="12pt" style:font-weight-complex="normal"/>
    </style:style>
    <style:style style:name="P21" style:family="paragraph" style:parent-style-name="Standard" style:list-style-name="L9">
      <style:text-properties fo:font-size="12pt" fo:font-weight="normal" style:font-size-asian="10.5pt" style:font-weight-asian="normal" style:font-size-complex="12pt" style:font-weight-complex="normal"/>
    </style:style>
    <style:style style:name="P22" style:family="paragraph" style:parent-style-name="Standard" style:list-style-name="L11">
      <style:text-properties fo:font-size="12pt" fo:font-weight="normal" style:font-size-asian="10.5pt" style:font-weight-asian="normal" style:font-size-complex="12pt" style:font-weight-complex="normal"/>
    </style:style>
    <style:style style:name="P23" style:family="paragraph" style:parent-style-name="Standard" style:list-style-name="L12">
      <style:text-properties fo:font-size="12pt" fo:font-weight="normal" style:font-size-asian="10.5pt" style:font-weight-asian="normal" style:font-size-complex="12pt" style:font-weight-complex="normal"/>
    </style:style>
    <style:style style:name="P24" style:family="paragraph" style:parent-style-name="Standard" style:list-style-name="L13">
      <style:text-properties fo:font-size="12pt" fo:font-weight="normal" style:font-size-asian="10.5pt" style:font-weight-asian="normal" style:font-size-complex="12pt" style:font-weight-complex="normal"/>
    </style:style>
    <style:style style:name="P25" style:family="paragraph" style:parent-style-name="Standard" style:list-style-name="L11"/>
    <style:style style:name="P26" style:family="paragraph" style:parent-style-name="Standard">
      <style:text-properties fo:color="#000099" fo:font-size="18pt" fo:font-weight="bold" style:font-size-asian="18pt" style:font-weight-asian="bold" style:font-size-complex="18pt" style:font-weight-complex="bold"/>
    </style:style>
    <style:style style:name="P27" style:family="paragraph" style:parent-style-name="Standard" style:list-style-name="L12"/>
    <style:style style:name="T1" style:family="text">
      <style:text-properties fo:color="#ff0000"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21409a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fo:font-weight="bold" style:font-size-asian="10.5pt" style:font-weight-asian="bold" style:font-size-complex="12pt" style:font-weight-complex="bold"/>
    </style:style>
    <style:style style:name="T8" style:family="text">
      <style:text-properties fo:color="#004586" fo:font-weight="normal" style:font-weight-asian="normal" style:font-weight-complex="normal"/>
    </style:style>
    <style:style style:name="T9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0000ff" fo:font-weight="bold" style:font-weight-asian="bold" style:font-weight-complex="bold"/>
    </style:style>
    <style:style style:name="T11" style:family="text">
      <style:text-properties fo:color="#009900"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fo:color="#000033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000099" fo:font-size="18pt" fo:font-weight="bold" style:font-size-asian="18pt" style:font-weight-asian="bold" style:font-size-complex="18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"><text:a xlink:type="simple" xlink:href="#__RefHeading___Toc396_1722332385" text:style-name="Index_20_Link" text:visited-style-name="Index_20_Link">Partie utilisateur<text:tab/>2</text:a></text:p>
          <text:p text:style-name="P7"><text:a xlink:type="simple" xlink:href="#__RefHeading___Toc398_1722332385" text:style-name="Index_20_Link" text:visited-style-name="Index_20_Link">Partie développeur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Heading"><text:bookmark-start text:name="__RefHeading___Toc396_1722332385"/><text:span text:style-name="T10"><text:tab/><text:tab/><text:tab/><text:tab/> <text:s text:c="5"/></text:span><text:span text:style-name="T13">Partie utilisateur</text:span><text:bookmark-end text:name="__RefHeading___Toc396_1722332385"/></text:p>
      <text:p text:style-name="Standard"/>
      <text:list xml:id="list8048456081507477062" text:style-name="L1">
        <text:list-header>
          <text:p text:style-name="P8"/>
        </text:list-header>
      </text:list>
      <text:list xml:id="list1395892321049020412" text:style-name="L2">
        <text:list-item>
          <text:p text:style-name="P9">Ce que fait le projet</text:p>
        </text:list-item>
      </text:list>
      <text:p text:style-name="Standard"><text:tab/><text:tab/></text:p>
      <text:p text:style-name="Standard"><text:tab/><text:tab/>- Le projet a pour but d’accéder rapidement aux mots du texte ainsi que les phrases</text:p>
      <text:p text:style-name="Standard"><text:tab/><text:tab/> <text:s/>qui les contiennent.</text:p>
      <text:p text:style-name="Standard"><text:tab/><text:tab/></text:p>
      <text:list xml:id="list38623856" text:continue-numbering="true" text:style-name="L2">
        <text:list-item>
          <text:p text:style-name="P9">La compilation</text:p>
          <text:p text:style-name="P13"/>
        </text:list-item>
      </text:list>
      <text:p text:style-name="P2"><text:s/><text:tab/><text:tab/>- <text:span text:style-name="T2">Pour lancer toutes les fonctions il faut saisir la commande </text:span></text:p>
      <text:p text:style-name="P2"><text:span text:style-name="T2"><text:tab/><text:tab/> <text:s/></text:span><text:span text:style-name="T5">«</text:span><text:span text:style-name="T3">gcc </text:span><text:span text:style-name="T3">Index</text:span><text:span text:style-name="T3">eur.c -o Index</text:span><text:span text:style-name="T5">»</text:span><text:span text:style-name="T2"> </text:span><text:span text:style-name="T2">suivis de </text:span><text:span text:style-name="T2">«</text:span><text:span text:style-name="T3">Index</text:span><text:span text:style-name="T3"> nom_fichier.txt</text:span><text:span text:style-name="T2">»</text:span></text:p>
      <text:p text:style-name="P2"><text:span text:style-name="T2"><text:tab/><text:tab/> <text:s/></text:span><text:span text:style-name="T2">(le nom_fichier fournis est Fichier.txt)</text:span></text:p>
      <text:p text:style-name="P3"><text:tab/><text:tab/> <text:s/>l’utilisateur aura donc un aperçu des résultats de chaque fonction.</text:p>
      <text:p text:style-name="P3"/>
      <text:list xml:id="list38638593" text:continue-numbering="true" text:style-name="L2">
        <text:list-item>
          <text:p text:style-name="P9">L’utilisattion</text:p>
        </text:list-item>
      </text:list>
      <text:p text:style-name="P3"><text:tab/></text:p>
      <text:p text:style-name="Standard"><text:span text:style-name="T2"><text:tab/><text:tab/>- La commande «</text:span><text:span text:style-name="T3">Index Fichier.txt -a mot</text:span><text:span text:style-name="T2">» aura pour but de tester si le mot saisie </text:span></text:p>
      <text:p text:style-name="P3"><text:tab/><text:tab/> <text:s/>par l’utilisateur est bien présent dans le fichier texte.</text:p>
      <text:p text:style-name="Standard"><text:span text:style-name="T2"><text:tab/><text:tab/>- La commande «</text:span><text:span text:style-name="T3">Index Fichier.txt -p mot</text:span><text:span text:style-name="T2">» affiche toutes les possitions de mot</text:span></text:p>
      <text:p text:style-name="P3"><text:tab/><text:tab/> <text:s/>dans le texte.</text:p>
      <text:p text:style-name="Standard"><text:span text:style-name="T2"><text:tab/><text:tab/>- La commande «</text:span><text:span text:style-name="T3">Index Fichier.txt -P mot</text:span><text:span text:style-name="T2">» affiche toutes les phrases du texte </text:span></text:p>
      <text:p text:style-name="P3"><text:tab/><text:tab/> <text:s/>contenant mot. <text:s text:c="2"/></text:p>
      <text:p text:style-name="Standard"><text:span text:style-name="T2"><text:tab/><text:tab/>- La commande «</text:span><text:span text:style-name="T3">Index Fichier.txt -</text:span><text:span text:style-name="T3">l</text:span><text:span text:style-name="T2">» </text:span><text:span text:style-name="T2">affiche la liste triée des mots du texte.</text:span></text:p>
      <text:p text:style-name="Standard"><text:span text:style-name="T2"><text:tab/><text:tab/>- </text:span><text:span text:style-name="T2">La commande «</text:span><text:span text:style-name="T3">Index Fichier.txt -</text:span><text:span text:style-name="T3">d mot</text:span><text:span text:style-name="T2">» </text:span><text:span text:style-name="T2">affiche l’ensemble des mots du texte</text:span></text:p>
      <text:p text:style-name="Standard"><text:span text:style-name="T2"><text:tab/><text:tab/> <text:s/>ayant pour préfixe mot.</text:span><text:span text:style-name="T2"> <text:s/></text:span></text:p>
      <text:p text:style-name="Standard"><text:span text:style-name="T2"><text:tab/><text:tab/>- La commande «</text:span><text:span text:style-name="T8">Index Fichier.txt -D</text:span><text:span text:style-name="T2">» enregistre dans un fichier .DICO la liste trié </text:span></text:p>
      <text:p text:style-name="P3"><text:tab/><text:tab/> <text:s/>des mots du texte ainsi que leurs positions. </text:p>
      <text:p text:style-name="P3"/>
      <text:list xml:id="list4798598165220169206" text:style-name="L3">
        <text:list-header>
          <text:p text:style-name="P14"/>
        </text:list-header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/>
      <text:p text:style-name="P16"/>
      <text:p text:style-name="P16"/>
      <text:p text:style-name="P16"><text:soft-page-break/></text:p>
      <text:p text:style-name="Heading"><text:bookmark-start text:name="__RefHeading___Toc398_1722332385"/><text:span text:style-name="T9"><text:tab/><text:tab/><text:tab/><text:tab/> <text:s text:c="2"/></text:span><text:span text:style-name="T12"><text:s/></text:span><text:span text:style-name="T13">Partie développeur</text:span><text:bookmark-end text:name="__RefHeading___Toc398_1722332385"/></text:p>
      <text:p text:style-name="P4"/>
      <text:list xml:id="list1359941395108077722" text:style-name="L4">
        <text:list-item>
          <text:p text:style-name="P10">Structure du programme</text:p>
        </text:list-item>
      </text:list>
      <text:p text:style-name="P5"><text:tab/><text:tab/><text:tab/></text:p>
      <text:list xml:id="list8372348412609154334" text:style-name="L5">
        <text:list-item>
          <text:p text:style-name="P18">Tout d’abord on insère les mots dans une liste chainé ainsi que leurs</text:p>
        </text:list-item>
      </text:list>
      <text:p text:style-name="P6"><text:s/><text:tab/> positions dans le texte, grâce à la fonction insert.</text:p>
      <text:p text:style-name="P6"><text:tab/> Dans cette fonction on réalise une insertion en fin de liste afin d’obtenir les mots <text:tab/></text:p>
      <text:p text:style-name="P6"><text:tab/> dans le même ordre que le texte idem pour la position.</text:p>
      <text:p text:style-name="P6"><text:tab/> On utilise plusieurs fonctions afin d’allouer une cellule pour les mots du texte <text:tab/><text:tab/><text:tab/> ajoutés à la liste.</text:p>
      <text:p text:style-name="P6"><text:tab/> On obtient donc une liste chainé contenant les mots du texte (1 mot par cellule) <text:tab/><text:tab/><text:tab/> ainsi qu’une liste contenant les positions des mots du texte.</text:p>
      <text:list xml:id="list4009248560992455001" text:style-name="L6">
        <text:list-header>
          <text:p text:style-name="P19"/>
        </text:list-header>
        <text:list-item>
          <text:p text:style-name="P19">Par la suite chaque option(appartenance de mot dans le texte, position du mot dans </text:p>
        </text:list-item>
      </text:list>
      <text:p text:style-name="P6"><text:tab/> le texte…) sera représenté par une fonction afin de faciliter leurs appels en fonction <text:tab/><text:tab/> de ce que l’utilisateur entre en argument lors de la compilation. </text:p>
      <text:p text:style-name="P5"><text:tab/><text:tab/></text:p>
      <text:p text:style-name="P5"/>
      <text:list xml:id="list3769830747556149939" text:style-name="L7">
        <text:list-item>
          <text:p text:style-name="P11">Les fonctions prédéfinis utilisés</text:p>
        </text:list-item>
      </text:list>
      <text:p text:style-name="P5"><text:tab/><text:tab/> <text:tab/></text:p>
      <text:list xml:id="list2033416572344337857" text:style-name="L8">
        <text:list-item>
          <text:p text:style-name="P20">La fonction strlen() a été notamment utilisé dans les fonctions d’allocation d’une</text:p>
          <text:p text:style-name="P20">cellule pour un mot afin de conaître la taille des cellules à allouer. </text:p>
        </text:list-item>
      </text:list>
      <text:p text:style-name="P6"><text:tab/><text:tab/> <text:s/></text:p>
      <text:list xml:id="list8236904304391334066" text:style-name="L9">
        <text:list-item>
          <text:p text:style-name="P21">La fonction strcmp() qui compare 2 chaines de caractère nous a été utile dans </text:p>
        </text:list-item>
      </text:list>
      <text:p text:style-name="P6"><text:tab/>beaucoup de fonctions tel que l’appartenance d’un mot au texte, le prefixe des<text:tab/> <text:tab/><text:tab/>mots… </text:p>
      <text:p text:style-name="P6"><text:tab/>Nous aurions aussi pu l’utilisé pour trié la liste chainé de mot.</text:p>
      <text:p text:style-name="P6"/>
      <text:p text:style-name="P6"/>
      <text:list xml:id="list3447178128655539951" text:style-name="L10">
        <text:list-item>
          <text:p text:style-name="P12">Les fonctions</text:p>
        </text:list-item>
      </text:list>
      <text:p text:style-name="P2"><text:tab/><text:tab/></text:p>
      <text:list xml:id="list5287516446118484000" text:style-name="L11">
        <text:list-item>
          <text:p text:style-name="P22">insert(...) : prend en paramètre <text:span text:style-name="T4">la liste chainé de mot</text:span> et la <text:span text:style-name="T4">liste de position des mots</text:span>.</text:p>
          <text:list>
            <text:list-item>
              <text:list>
                <text:list-item>
                  <text:list>
                    <text:list-header>
                      <text:p text:style-name="P22">Elle ajoute un mot dans la liste de mot et la position dans la liste de position lorsque celle-ci est formé. Chaque mot est donc ajouté l'un après l'autre, l'ordre des mots par rapport au texte est conservé.</text:p>
                      <text:p text:style-name="P22"/>
                    </text:list-header>
                  </text:list>
                </text:list-item>
              </text:list>
            </text:list-item>
          </text:list>
        </text:list-item>
        <text:list-item>
          <text:p text:style-name="P25"><text:span text:style-name="T6">appartenance(...) : prend en paramètre </text:span><text:span text:style-name="T7">la liste chainé de mot</text:span><text:span text:style-name="T6"> et le </text:span><text:span text:style-name="T7">mot</text:span><text:span text:style-name="T6"> à chercher.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2">La fonction parcours toute la liste de mot et renvoie les mots égales au mot en paramètre.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p text:style-name="P6"><text:soft-page-break/></text:p>
      <text:p text:style-name="Standard"><text:span text:style-name="T6"><text:tab/><text:tab/><text:tab/></text:span><text:span text:style-name="T12"> <text:tab/> <text:s text:c="5"/></text:span><text:span text:style-name="T13">Partie développeur</text:span></text:p>
      <text:p text:style-name="P26"/>
      <text:p text:style-name="P6"/>
      <text:list xml:id="list38619168" text:continue-numbering="true" text:style-name="L11">
        <text:list-item>
          <text:p text:style-name="P25"><text:span text:style-name="T6">affichePosMot(...) : prend en paramètre </text:span><text:span text:style-name="T7">la liste des positions</text:span><text:span text:style-name="T6"> des mots en plus des </text:span></text:p>
        </text:list-item>
      </text:list>
      <text:p text:style-name="P6"><text:tab/><text:tab/><text:tab/> <text:s text:c="8"/>paramètres de appartenance.</text:p>
      <text:p text:style-name="P6"><text:tab/><text:tab/><text:tab/> <text:s text:c="8"/>La fonction part du même principe que appartenance, il y a juste </text:p>
      <text:p text:style-name="P6"><text:tab/><text:tab/><text:tab/> <text:s text:c="8"/>l'affichage qui change.</text:p>
      <text:p text:style-name="P6"/>
      <text:list xml:id="list3015944744516142152" text:style-name="L12">
        <text:list-item>
          <text:p text:style-name="P27"><text:span text:style-name="T6">Save(...) : prend en paramètre </text:span><text:span text:style-name="T7">la liste chainé de mot</text:span><text:span text:style-name="T6"> et la </text:span><text:span text:style-name="T7">liste des positions des mots.</text:span></text:p>
          <text:list>
            <text:list-item>
              <text:list>
                <text:list-header>
                  <text:p text:style-name="P27"><text:span text:style-name="T7"><text:s text:c="5"/></text:span><text:span text:style-name="T6">Cette fonction a pour but de sauvegarder les mots du texte suivis de leurs </text:span></text:p>
                  <text:p text:style-name="P23"><text:s text:c="6"/>positions dans un autre fichier «fichier.DICO».</text:p>
                </text:list-header>
              </text:list>
            </text:list-item>
          </text:list>
        </text:list-item>
      </text:list>
      <text:p text:style-name="P6"/>
      <text:list xml:id="list38637518" text:continue-numbering="true" text:style-name="L12">
        <text:list-item>
          <text:p text:style-name="P27"><text:span text:style-name="T6">afficheMotPrefixe(...) : prend en paramètre</text:span><text:span text:style-name="T7"> la liste chainé de mot</text:span><text:span text:style-name="T6"> et le </text:span><text:span text:style-name="T7">mot</text:span><text:span text:style-name="T6"> à chercher.</text:span></text:p>
        </text:list-item>
      </text:list>
      <text:p text:style-name="P6"><text:s text:c="2"/><text:tab/><text:tab/><text:tab/><text:tab/> <text:s text:c="2"/>Cette fonction affiche tous les mots ayant pour préfixe celui donné</text:p>
      <text:p text:style-name="P6"><text:tab/><text:tab/><text:tab/><text:tab/> <text:s text:c="2"/>par l'utilisateur en argument.</text:p>
      <text:p text:style-name="P6"><text:tab/><text:tab/><text:tab/><text:tab/> <text:s text:c="2"/>Elle parcours la liste de mot et compare le préfixe donné a chaque</text:p>
      <text:p text:style-name="P6"><text:tab/><text:tab/><text:tab/><text:tab/> <text:s text:c="2"/>mot du texte(on compare pour le mot seulement le même nombre de </text:p>
      <text:p text:style-name="P6"><text:tab/><text:tab/><text:tab/><text:tab/> <text:s text:c="2"/>caractère que possède le préfixe)</text:p>
      <text:p text:style-name="Standard"><text:span text:style-name="T6"><text:tab/><text:tab/><text:tab/><text:tab/> <text:s/></text:span><text:span text:style-name="T11">ex : </text:span><text:span text:style-name="T6"><text:s/>préfixe = 'Bon' alors on ne comparement que les 3 premières </text:span></text:p>
      <text:p text:style-name="P6"><text:tab/><text:tab/><text:tab/><text:tab/> <text:s/>lettres de chaque mot du texte.</text:p>
      <text:p text:style-name="P6"/>
      <text:list xml:id="list6688056691487622320" text:style-name="L13">
        <text:list-item>
          <text:p text:style-name="P24">AffichePhrase(...) : prend en paramètre <text:s/>2 liste chainé qui sont identiques et le mot a <text:tab/><text:tab/><text:tab/> <text:s text:c="7"/>rechercher, par la suite il parcourt la liste pour recupéré la position du <text:tab/><text:tab/> <text:s text:c="7"/>mot afin de recupéré tout les mots qui ont la meme position en octet <text:tab/><text:tab/><text:tab/> <text:s text:c="7"/>dans le texte , les rassemble pour ainsi formé la phrase contenant le mot. </text:p>
        </text:list-item>
      </text:list>
      <text:p text:style-name="P6"/>
      <text:list xml:id="list38615401" text:continue-numbering="true" text:style-name="L13">
        <text:list-item>
          <text:p text:style-name="P24">main(...) : Nous avons fait un switch afin d'éxécuter les fonctions nécéssaires en fonction des </text:p>
        </text:list-item>
      </text:list>
      <text:p text:style-name="P6"><text:s text:c="2"/><text:tab/><text:tab/> <text:s text:c="5"/>arguments entré par l'utilisateur.</text:p>
      <text:p text:style-name="P6"><text:tab/><text:tab/> <text:s text:c="4"/>De plus nous avons fait en sorte que le fichier donnée soit modifier par un filtre <text:tab/><text:tab/> <text:s text:c="4"/>afin de faciliter la recherche des mots.(filtre ascii donnée et modifier)</text:p>
      <text:p text:style-name="P6"><text:tab/><text:tab/> <text:s text:c="4"/>S'il n'y a pas d'arguments lors de la commande sur le terminal le programme <text:tab/><text:tab/><text:tab/> <text:s text:c="4"/>effectue les démonstrations des fonctions sinon par rapport a l’argument il <text:tab/><text:tab/><text:tab/> <text:s text:c="4"/>effectue une op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ce181e" fo:font-size="24pt" fo:font-weight="bold" style:font-size-asian="24pt" style:font-weight-asian="bold" style:font-size-complex="24pt" style:font-weight-complex="bold"/>
    </style:style>
    <style:style style:name="MT1" style:family="text">
      <style:text-properties fo:color="#ff0000"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tab/><text:span text:style-name="MT1">Projet Indexeur</text:span></text:p>
      </style:header>
      <style:footer>
        <text:p text:style-name="Footer"><text:initial-creator/>Steve Chen / <text:initial-creator/>Da Costa Mourra Kévin <text:s text:c="13"/><text:page-number text:select-page="current">3</text:page-number>/<text:page-count>4</text:page-count> <text:s text:c="60"/><text:date style:data-style-name="N37" text:date-value="2020-01-05T13:47:46.46" text:fixed="true">05/01/20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1-05T13:45:33.791761995</meta:creation-date>
    <dc:date>2020-01-05T18:41:24.70</dc:date>
    <meta:editing-duration>PT2H23M41S</meta:editing-duration>
    <meta:editing-cycles>19</meta:editing-cycles>
    <meta:generator>OpenOffice/4.1.6$Win32 OpenOffice.org_project/416m1$Build-9790</meta:generator>
    <dc:creator>Da Costa M K</dc:creator>
    <meta:document-statistic meta:table-count="0" meta:image-count="0" meta:object-count="0" meta:page-count="4" meta:paragraph-count="76" meta:word-count="786" meta:character-count="4869"/>
  </office:meta>
</office:document-meta>
</file>